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SA AGROPECUARIA E&amp;A SOCIEDAD ANONIMA CERRAD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3583907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946535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RBOCCO RATTO, ENZZO AUGUST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89846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946535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8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6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09/2021</text:p>
          </table:table-cell>
          <table:table-cell table:style-name="Tabla2.A3" office:value-type="string">
            <text:p text:style-name="P22">2630704</text:p>
          </table:table-cell>
          <table:table-cell table:style-name="Tabla2.D3" office:value-type="string">
            <text:p text:style-name="P23">26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6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23:21:5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